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56429" officeooo:paragraph-rsid="001564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ements to draw</text:p>
      <text:p text:style-name="P1">border. <text:line-break/>Ceter text</text:p>
      <text:p text:style-name="P1">forrest</text:p>
      <text:p text:style-name="P1">river </text:p>
      <text:p text:style-name="P1">roads</text:p>
      <text:p text:style-name="P1">bride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16:23:12.027233606</meta:creation-date>
    <dc:date>2025-04-28T16:42:09.408546124</dc:date>
    <meta:editing-duration>PT18M57S</meta:editing-duration>
    <meta:editing-cycles>1</meta:editing-cycles>
    <meta:document-statistic meta:table-count="0" meta:image-count="0" meta:object-count="0" meta:page-count="1" meta:paragraph-count="6" meta:word-count="10" meta:character-count="58" meta:non-whitespace-character-count="52"/>
    <meta:generator>LibreOffice/24.2.2.2$MacOSX_AARCH64 LibreOffice_project/d56cc158d8a96260b836f100ef4b4ef25d6f1a01</meta:generator>
  </office:meta>
</office:document-meta>
</file>